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cc"/>
    </style:style>
    <style:style style:name="ce8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Only Cylinder</text:p>
          </table:table-cell>
          <table:table-cell/>
          <table:table-cell office:value-type="string" calcext:value-type="string">
            <text:p>Evaluation of Drag coefficient</text:p>
          </table:table-cell>
          <table:table-cell table:style-name="ce6"/>
          <table:table-cell/>
          <table:table-cell office:value-type="string" calcext:value-type="string">
            <text:p>Evaluation of Shedding frequency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6"/>
          <table:table-cell table:number-columns-repeated="7"/>
        </table:table-row>
        <table:table-row table:style-name="ro2">
          <table:table-cell office:value-type="string" calcext:value-type="string">
            <text:p>Time</text:p>
          </table:table-cell>
          <table:table-cell table:number-columns-repeated="3" office:value-type="float" office:value="100000" calcext:value-type="float">
            <text:p>100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x 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y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ylinder radius</text:p>
          </table:table-cell>
          <table:table-cell table:formula="of:=[.B5]/80" office:value-type="float" office:value="10" calcext:value-type="float">
            <text:p>10</text:p>
          </table:table-cell>
          <table:table-cell table:formula="of:=[.C5]/80" office:value-type="float" office:value="10" calcext:value-type="float">
            <text:p>10</text:p>
          </table:table-cell>
          <table:table-cell table:formula="of:=[.D5]/80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max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ho_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r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8" calcext:value-type="float">
            <text:p>0.18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_v</text:p>
          </table:table-cell>
          <table:table-cell table:formula="of:=[.B10]*[.B8]/2/[.B7]" office:value-type="float" office:value="0.0004375" calcext:value-type="float">
            <text:p>0.0004375</text:p>
          </table:table-cell>
          <table:table-cell table:formula="of:=[.C10]*[.C8]/2/[.C7]" office:value-type="float" office:value="0.00047" calcext:value-type="float">
            <text:p>0.00047</text:p>
          </table:table-cell>
          <table:table-cell table:formula="of:=[.D10]*[.D8]/2/[.D7]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requency sim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6" calcext:value-type="float">
            <text:p>0.0004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ag Coeff mean</text:p>
          </table:table-cell>
          <table:table-cell office:value-type="float" office:value="1.2931" calcext:value-type="float">
            <text:p>1.2931</text:p>
          </table:table-cell>
          <table:table-cell office:value-type="float" office:value="1.2463" calcext:value-type="float">
            <text:p>1.2463</text:p>
          </table:table-cell>
          <table:table-cell office:value-type="float" office:value="2.8825" calcext:value-type="float">
            <text:p>2.8825</text:p>
          </table:table-cell>
          <table:table-cell table:number-columns-repeated="7"/>
        </table:table-row>
        <table:table-row table:style-name="ro2" table:number-rows-repeated="2">
          <table:table-cell table:style-name="ce2" table:number-columns-repeated="11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With Flagella</text:p>
          </table:table-cell>
          <table:table-cell/>
          <table:table-cell office:value-type="string" calcext:value-type="string">
            <text:p>Evaluation of Angle</text:p>
          </table:table-cell>
          <table:table-cell/>
          <table:table-cell office:value-type="string" calcext:value-type="string">
            <text:p>Evaluation of drag/lift coefficient</text:p>
          </table:table-cell>
          <table:table-cell table:number-columns-repeated="2"/>
          <table:table-cell office:value-type="string" calcext:value-type="string">
            <text:p>Evaluation of shedding frequency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Time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x 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y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ylinder radius</text:p>
          </table:table-cell>
          <table:table-cell table:formula="of:=[.B21]/80"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max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ho_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r</text:p>
          </table:table-cell>
          <table:table-cell table:style-name="ce4" office:value-type="float" office:value="0.188" calcext:value-type="float">
            <text:p>0.18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_v</text:p>
          </table:table-cell>
          <table:table-cell table:formula="of:=[.B26]*[.B24]/2/[.B23]" office:value-type="float" office:value="0.00047" calcext:value-type="float">
            <text:p>0.00047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Flagella par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mega sta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L_st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table:formula="of:=[.B31]*[.$B$7]*2" office:value-type="float" office:value="20" calcext:value-type="float">
            <text:p>20</text:p>
          </table:table-cell>
          <table:table-cell table:formula="of:=[.C31]*[.$B$7]*2" office:value-type="float" office:value="40" calcext:value-type="float">
            <text:p>40</text:p>
          </table:table-cell>
          <table:table-cell table:formula="of:=[.D31]*[.$B$7]*2" office:value-type="float" office:value="60" calcext:value-type="float">
            <text:p>60</text:p>
          </table:table-cell>
          <table:table-cell table:formula="of:=[.E31]*[.$B$7]*2" office:value-type="float" office:value="20" calcext:value-type="float">
            <text:p>20</text:p>
          </table:table-cell>
          <table:table-cell table:formula="of:=[.F31]*[.$B$7]*2" office:value-type="float" office:value="40" calcext:value-type="float">
            <text:p>40</text:p>
          </table:table-cell>
          <table:table-cell table:formula="of:=[.G31]*[.$B$7]*2" office:value-type="float" office:value="60" calcext:value-type="float">
            <text:p>60</text:p>
          </table:table-cell>
          <table:table-cell table:formula="of:=[.H31]*[.$B$7]*2" office:value-type="float" office:value="20" calcext:value-type="float">
            <text:p>20</text:p>
          </table:table-cell>
          <table:table-cell table:formula="of:=[.I31]*[.$B$7]*2" office:value-type="float" office:value="40" calcext:value-type="float">
            <text:p>40</text:p>
          </table:table-cell>
          <table:table-cell table:formula="of:=[.J31]*[.$B$7]*2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mass</text:p>
          </table:table-cell>
          <table:table-cell table:formula="of:=[.$B$9]*[.B31]*2*[.$B$7]" office:value-type="float" office:value="20" calcext:value-type="float">
            <text:p>20</text:p>
          </table:table-cell>
          <table:table-cell table:formula="of:=[.$B$9]*[.C31]*2*[.$B$7]" office:value-type="float" office:value="40" calcext:value-type="float">
            <text:p>40</text:p>
          </table:table-cell>
          <table:table-cell table:formula="of:=[.$B$9]*[.D31]*2*[.$B$7]" office:value-type="float" office:value="60" calcext:value-type="float">
            <text:p>60</text:p>
          </table:table-cell>
          <table:table-cell table:formula="of:=[.$B$9]*[.E31]*2*[.$B$7]" office:value-type="float" office:value="20" calcext:value-type="float">
            <text:p>20</text:p>
          </table:table-cell>
          <table:table-cell table:formula="of:=[.$B$9]*[.F31]*2*[.$B$7]" office:value-type="float" office:value="40" calcext:value-type="float">
            <text:p>40</text:p>
          </table:table-cell>
          <table:table-cell table:formula="of:=[.$B$9]*[.G31]*2*[.$B$7]" office:value-type="float" office:value="60" calcext:value-type="float">
            <text:p>60</text:p>
          </table:table-cell>
          <table:table-cell table:formula="of:=[.$B$9]*[.H31]*2*[.$B$7]" office:value-type="float" office:value="20" calcext:value-type="float">
            <text:p>20</text:p>
          </table:table-cell>
          <table:table-cell table:formula="of:=[.$B$9]*[.I31]*2*[.$B$7]" office:value-type="float" office:value="40" calcext:value-type="float">
            <text:p>40</text:p>
          </table:table-cell>
          <table:table-cell table:formula="of:=[.$B$9]*[.J31]*2*[.$B$7]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k_spring</text:p>
          </table:table-cell>
          <table:table-cell table:number-columns-repeated="3" office:value-type="string" calcext:value-type="string">
            <text:p>rigid</text:p>
          </table:table-cell>
          <table:table-cell table:style-name="ce8" table:formula="of:=12*[.E33]*(PI()*[.$C$11]/[.E30])*(PI()*[.$C$11]/[.E30])*([.E31]*2*[.$B$7])*([.E31]*2*[.$B$7])" office:value-type="float" office:value="0.209298778771261" calcext:value-type="float">
            <text:p>0.2092987788</text:p>
          </table:table-cell>
          <table:table-cell table:style-name="ce8" table:formula="of:=12*[.F33]*(PI()*[.$C$11]/[.F30])*(PI()*[.$C$11]/[.F30])*([.F31]*2*[.$B$7])*([.F31]*2*[.$B$7])" office:value-type="float" office:value="1.67439023017009" calcext:value-type="float">
            <text:p>1.6743902302</text:p>
          </table:table-cell>
          <table:table-cell table:style-name="ce8" table:formula="of:=12*[.G33]*(PI()*[.$C$11]/[.G30])*(PI()*[.$C$11]/[.G30])*([.G31]*2*[.$B$7])*([.G31]*2*[.$B$7])" office:value-type="float" office:value="5.65106702682406" calcext:value-type="float">
            <text:p>5.6510670268</text:p>
          </table:table-cell>
          <table:table-cell table:style-name="ce8" table:formula="of:=12*[.H33]*(PI()*[.$C$11]/[.H30])*(PI()*[.$C$11]/[.H30])*([.H31]*2*[.$B$7])*([.H31]*2*[.$B$7])" office:value-type="float" office:value="0.0334878046034018" calcext:value-type="float">
            <text:p>0.0334878046</text:p>
          </table:table-cell>
          <table:table-cell table:formula="of:=12*[.I33]*(PI()*[.$C$11]/[.I30])*(PI()*[.$C$11]/[.I30])*([.I31]*2*[.$B$7])*([.I31]*2*[.$B$7])" office:value-type="float" office:value="0.267902436827215" calcext:value-type="float">
            <text:p>0.2679024368</text:p>
          </table:table-cell>
          <table:table-cell table:style-name="ce8" table:formula="of:=12*[.J33]*(PI()*[.$C$11]/[.J30])*(PI()*[.$C$11]/[.J30])*([.J31]*2*[.$B$7])*([.J31]*2*[.$B$7])" office:value-type="float" office:value="0.904170724291849" calcext:value-type="float">
            <text:p>0.9041707243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Drag Coeff mean</text:p>
          </table:table-cell>
          <table:table-cell office:value-type="float" office:value="1.0687" calcext:value-type="float">
            <text:p>1.0687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9873" calcext:value-type="float">
            <text:p>0.9873</text:p>
          </table:table-cell>
          <table:table-cell office:value-type="float" office:value="1.1686" calcext:value-type="float">
            <text:p>1.1686</text:p>
          </table:table-cell>
          <table:table-cell office:value-type="float" office:value="1.065" calcext:value-type="float">
            <text:p>1.065</text:p>
          </table:table-cell>
          <table:table-cell office:value-type="float" office:value="0.9962" calcext:value-type="float">
            <text:p>0.9962</text:p>
          </table:table-cell>
          <table:table-cell office:value-type="float" office:value="1.1749" calcext:value-type="float">
            <text:p>1.1749</text:p>
          </table:table-cell>
          <table:table-cell office:value-type="float" office:value="1.0611" calcext:value-type="float">
            <text:p>1.0611</text:p>
          </table:table-cell>
          <table:table-cell office:value-type="float" office:value="0.9771" calcext:value-type="float">
            <text:p>0.97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01:10:28.449566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14:57.825863692</meta:creation-date>
    <dc:date>2018-02-03T01:11:43.099737502</dc:date>
    <meta:editing-duration>PT6H7M12S</meta:editing-duration>
    <meta:editing-cycles>13</meta:editing-cycles>
    <meta:generator>LibreOffice/5.1.6.2$Linux_X86_64 LibreOffice_project/10m0$Build-2</meta:generator>
    <meta:document-statistic meta:table-count="1" meta:cell-count="128" meta:object-count="0"/>
  </office:meta>
</office:document-meta>
</file>